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e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EDJIMBI</text:span><text:span text:style-name="T3"><text:tab/></text:span><text:span text:style-name="T2">Prénom : </text:span><text:span text:style-name="T1">MARIE THERESE</text:span></text:p>
      <text:p text:style-name="P3">Date de naissance : </text:p>
      <text:p text:style-name="P2"/>
      <text:p text:style-name="P4">Date de demande de l'examen : <text:span text:style-name="T1">17 Mai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Tests urinaires</text:p>
      <text:list xml:id="list2987033390308020369" text:style-name="L1">
        <text:list-item>
          <text:p text:style-name="P5">Test de grossesse : <text:span text:style-name="T4">positif</text:span><text:tab/></text:p>
        </text:list-item>
      </text:list>
      <text:p text:style-name="Heading_20_2">Infection</text:p>
      <text:list xml:id="list122348175420333" text:style-name="L1">
        <text:list-item>
          <text:p text:style-name="P5">PCV : <text:tab/></text:p>
        </text:list-item>
      </text:list>
      <text:list xml:id="list122347085575218" text:style-name="L1">
        <text:list-item>
          <text:p text:style-name="P5">Test VIH rapide : <text:tab/></text:p>
        </text:list-item>
      </text:list>
      <text:list xml:id="list122348649302124" text:style-name="L1">
        <text:list-item>
          <text:p text:style-name="P5">TPHA : <text:tab/></text:p>
        </text:list-item>
      </text:list>
      <text:list xml:id="list122347838509035" text:style-name="L1">
        <text:list-item>
          <text:p text:style-name="P5">Chlamydiae : <text:tab/></text:p>
        </text:list-item>
      </text:list>
      <text:p text:style-name="P6">Prescription d’examen imagerie</text:p>
      <text:p text:style-name="P1"><text:span text:style-name="T2">Nom du patient : </text:span><text:span text:style-name="T1">EDJIMBI</text:span><text:span text:style-name="T3"><text:tab/></text:span><text:span text:style-name="T2">Prénom : </text:span><text:span text:style-name="T1">MARIE THERESE</text:span></text:p>
      <text:p text:style-name="P3">Date de naissance : </text:p>
      <text:p text:style-name="P2"/>
      <text:p text:style-name="P4">Date de demande de l'examen : <text:span text:style-name="T1">17 Mai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22348430395670" text:style-name="L1">
        <text:list-item>
          <text:p text:style-name="P5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17T12:24:11.405262012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1" meta:word-count="99" meta:character-count="540" meta:non-whitespace-character-count="447"/>
  </office:meta>
</office:document-meta>
</file>